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ourier New" fo:font-size="8pt" style:font-name-asian="Courier New1" style:font-size-asian="8pt" style:font-name-complex="Courier New1" style:font-size-complex="8pt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0000c0" style:font-name="Courier New" fo:font-size="10pt" fo:font-style="italic" style:font-name-asian="Courier New1" style:font-size-asian="10pt" style:font-style-asian="italic" style:font-name-complex="Courier New1" style:font-size-complex="10pt"/>
    </style:style>
    <style:style style:name="T4" style:family="text">
      <style:text-properties fo:color="#0000c0" style:font-name="Courier New" fo:font-size="8pt" style:font-name-asian="Courier New1" style:font-size-asian="8pt" style:font-name-complex="Courier New1" style:font-size-complex="8pt"/>
    </style:style>
    <style:style style:name="T5" style:family="text">
      <style:text-properties fo:color="#7f0055" style:font-name="Courier New" fo:font-size="8pt" fo:font-weight="bold" style:font-name-asian="Courier New1" style:font-size-asian="8pt" style:font-weight-asian="bold" style:font-name-complex="Courier New1" style:font-size-complex="8pt"/>
    </style:style>
    <style:style style:name="T6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7" style:family="text">
      <style:text-properties style:font-name="Courier New" fo:font-size="8pt" style:text-underline-style="solid" style:text-underline-width="auto" style:text-underline-color="font-color" style:font-name-asian="Courier New1" style:font-size-asian="8pt" style:font-name-complex="Courier New1" style:font-size-complex="8pt"/>
    </style:style>
    <style:style style:name="T8" style:family="text">
      <style:text-properties fo:color="#005032" style:font-name="Courier New" fo:font-size="8pt" style:font-name-asian="Courier New1" style:font-size-asian="8pt" style:font-name-complex="Courier New1" style:font-size-complex="8pt"/>
    </style:style>
    <style:style style:name="T9" style:family="text">
      <style:text-properties fo:color="#3f7f5f" style:font-name="Courier New" fo:font-size="8pt" style:font-name-asian="Courier New1" style:font-size-asian="8pt" style:font-name-complex="Courier New1" style:font-size-complex="8pt"/>
    </style:style>
    <style:style style:name="T10" style:family="text">
      <style:text-properties fo:color="#3f7f5f" style:font-name="Courier New" fo:font-size="8pt" style:text-underline-style="solid" style:text-underline-width="auto" style:text-underline-color="font-color" style:font-name-asian="Courier New1" style:font-size-asian="8pt" style:font-name-complex="Courier New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Функционирование счётчика воды в режиме присвоения серийного номера.</text:span></text:p>
      <text:p text:style-name="P4"/>
      <text:p text:style-name="P3"><text:span text:style-name="T2">Вступление.</text:span></text:p>
      <text:p text:style-name="P2"/>
      <text:p text:style-name="P2">1. Присвоение серийного номера осуществляется устройством(в дальнейшем - транклюкатор) подключённым к компьютеру (к сети)</text:p>
      <text:p text:style-name="P2"/>
      <text:p text:style-name="P2">2. Транклюкатор имеет на борту обмотку для генерации мощного магнитного поля заданной частоты (125Гц), модуль радиотракта NRF24, индикатор (возможно) для индикации следующего серийного номера. Также имеет одну или несколько кнопок.</text:p>
      <text:p text:style-name="P2">Переносной Транклюкатор не подключен к сети, имеет собственный индикатор и служит для оперативного определения серийного номера счетчика и признака его поверенности.</text:p>
      <text:p text:style-name="P2"/>
      <text:p text:style-name="P2">3. Компьютер на экране также отображает следующий серийный номер для присвоения счётчику. Присваиваемый серийный номер может быть изменён оператором с помощью компьютера или/и с помощью кнопок на транклюкаторе.</text:p>
      <text:p text:style-name="P2"/>
      <text:p text:style-name="P2"/>
      <text:p text:style-name="P2"/>
      <text:p text:style-name="P3"><text:span text:style-name="T2">Последовательность функционирования системы присвоения серийного номера.</text:span></text:p>
      <text:p text:style-name="P2"/>
      <text:p text:style-name="P2">1. Оператор подносит транклюкатор к собранному, прокалиброванному и поверенному счётчику и нажимает кнопку (или наоборот, подносит счетчик к постоянно работающему транклюкатору).</text:p>
      <text:p text:style-name="P2">2. Транклюкатор начинает генерить магнитное поле заданной частоты (125Гц) и одновременно «слушать» радиотракт на адресе «sTANd».</text:p>
      <text:p text:style-name="P2">3. Счётчик находится в режиме работы <text:span text:style-name="T3">DEVICE_AFTER_VERIFY</text:span> или <text:span text:style-name="T3">DEVICE_BEFORE_SALE</text:span>. Обнаружив на катушке-датчике магнитную волну в заданном интервале частот в течение заданного контрольного времени (2сек), счётчик отправляет в радиотракт по адресу («sTANd») пакет определённой структуры:</text:p>
      <text:p text:style-name="P2"/>
      <text:p text:style-name="P2"/>
      <text:p text:style-name="P2"><text:span text:style-name="T5">typedef</text:span><text:span text:style-name="T6"> </text:span><text:span text:style-name="T5">struct</text:span><text:span text:style-name="T6"> VERIFY_PACKET_TYPE_{</text:span></text:p>
      <text:p text:style-name="P5"/>
      <text:p text:style-name="P2"><text:span text:style-name="T6"><text:tab/></text:span><text:span text:style-name="T8">PACKET_TYPE</text:span><text:span text:style-name="T6"><text:tab/></text:span><text:span text:style-name="T4">T_PACKET</text:span><text:span text:style-name="T6">;<text:tab/><text:tab/></text:span><text:span text:style-name="T9">//</text:span><text:span text:style-name="T10">тип</text:span><text:span text:style-name="T9"> </text:span><text:span text:style-name="T10">пакета</text:span></text:p>
      <text:p text:style-name="P2"><text:span text:style-name="T6"><text:tab/></text:span><text:span text:style-name="T5">union</text:span><text:span text:style-name="T6"> {</text:span></text:p>
      <text:p text:style-name="P2"><text:span text:style-name="T6"><text:tab/><text:tab/></text:span><text:span text:style-name="T8">u8</text:span><text:span text:style-name="T6"> </text:span><text:span text:style-name="T4">self_addr</text:span><text:span text:style-name="T6">[5];</text:span></text:p>
      <text:p text:style-name="P2"><text:soft-page-break/><text:span text:style-name="T6"><text:tab/><text:tab/></text:span><text:span text:style-name="T5">struct</text:span><text:span text:style-name="T6"> {</text:span></text:p>
      <text:p text:style-name="P2"><text:span text:style-name="T6"><text:tab/><text:tab/><text:tab/></text:span><text:span text:style-name="T8">u8</text:span><text:span text:style-name="T6"> </text:span><text:span text:style-name="T4">prefix</text:span><text:span text:style-name="T6">;</text:span></text:p>
      <text:p text:style-name="P2"><text:span text:style-name="T6"><text:tab/><text:tab/><text:tab/></text:span><text:span text:style-name="T8">u32</text:span><text:span text:style-name="T6"><text:tab/></text:span><text:span text:style-name="T4">UID</text:span><text:span text:style-name="T6">;<text:tab/><text:tab/><text:tab/></text:span><text:span text:style-name="T9">// </text:span><text:span text:style-name="T10">уникальный</text:span><text:span text:style-name="T9"> </text:span><text:span text:style-name="T10">номер</text:span><text:span text:style-name="T9">-</text:span><text:span text:style-name="T10">хэш</text:span><text:span text:style-name="T9"> </text:span><text:span text:style-name="T10">контроллера</text:span></text:p>
      <text:p text:style-name="P2"><text:span text:style-name="T6"><text:tab/><text:tab/>} </text:span><text:span text:style-name="T4">prefix_UID</text:span><text:span text:style-name="T6">;</text:span></text:p>
      <text:p text:style-name="P2"><text:span text:style-name="T6"><text:tab/>} </text:span><text:span text:style-name="T4">address</text:span><text:span text:style-name="T6">;</text:span></text:p>
      <text:p text:style-name="P2"><text:span text:style-name="T6"><text:tab/></text:span><text:span text:style-name="T8">u32</text:span><text:span text:style-name="T6"><text:tab/></text:span><text:span text:style-name="T4">N_IMP</text:span><text:span text:style-name="T6"> ;<text:tab/><text:tab/><text:tab/></text:span><text:span text:style-name="T9">//</text:span><text:span text:style-name="T10">порядковый</text:span><text:span text:style-name="T9"> </text:span><text:span text:style-name="T10">номер</text:span><text:span text:style-name="T9"> </text:span><text:span text:style-name="T10">импульса</text:span><text:span text:style-name="T9"> </text:span><text:span text:style-name="T10">катушки</text:span><text:span text:style-name="T9"> </text:span><text:span text:style-name="T10">датчика</text:span><text:span text:style-name="T9"> </text:span><text:span text:style-name="T10">вращения</text:span><text:span text:style-name="T9"> </text:span><text:span text:style-name="T10">турбинки</text:span></text:p>
      <text:p text:style-name="P2"><text:span text:style-name="T6"><text:tab/></text:span><text:span text:style-name="T8">u32</text:span><text:span text:style-name="T6"><text:tab/></text:span><text:span text:style-name="T4">V_CURRENT</text:span><text:span text:style-name="T6"> ;<text:tab/><text:tab/></text:span><text:span text:style-name="T9">/* </text:span><text:span text:style-name="T10">текущее</text:span><text:span text:style-name="T9"> </text:span><text:span text:style-name="T10">значение</text:span><text:span text:style-name="T9"> </text:span><text:span text:style-name="T10">объёма</text:span><text:span text:style-name="T9"> </text:span><text:span text:style-name="T10">воды</text:span><text:span text:style-name="T9"> </text:span><text:span text:style-name="T10">измеренного</text:span><text:span text:style-name="T9"> и </text:span><text:span text:style-name="T10">вычисленного</text:span></text:p>
      <text:p text:style-name="P2"><text:span text:style-name="T9"><text:tab/><text:tab/><text:tab/><text:tab/><text:tab/><text:tab/><text:tab/></text:span><text:span text:style-name="T10">образцом</text:span><text:span text:style-name="T9"> </text:span><text:span text:style-name="T10">согласно</text:span><text:span text:style-name="T9"> </text:span><text:span text:style-name="T10">внутренней</text:span><text:span text:style-name="T9"> </text:span><text:span text:style-name="T10">таблице</text:span><text:span text:style-name="T9"> </text:span><text:span text:style-name="T10">соответствия</text:span><text:span text:style-name="T9"> </text:span><text:span text:style-name="T10">между</text:span></text:p>
      <text:p text:style-name="P2"><text:span text:style-name="T9"><text:tab/><text:tab/><text:tab/><text:tab/><text:tab/><text:tab/><text:tab/> </text:span><text:span text:style-name="T10">частотой</text:span><text:span text:style-name="T9"> </text:span><text:span text:style-name="T10">вращения</text:span><text:span text:style-name="T9"> </text:span><text:span text:style-name="T10">турбинки</text:span><text:span text:style-name="T9"> и </text:span><text:span text:style-name="T10">скоростью</text:span><text:span text:style-name="T9"> </text:span><text:span text:style-name="T10">расхода</text:span><text:span text:style-name="T9"> </text:span><text:span text:style-name="T10">воды</text:span><text:span text:style-name="T9"> */</text:span></text:p>
      <text:p text:style-name="P2"><text:span text:style-name="T6"><text:tab/></text:span><text:span text:style-name="T5">union</text:span><text:span text:style-name="T6"> {</text:span></text:p>
      <text:p text:style-name="P2"><text:span text:style-name="T6"><text:tab/><text:tab/></text:span><text:span text:style-name="T8">u16</text:span><text:span text:style-name="T6"> </text:span><text:span text:style-name="T4">v</text:span><text:span text:style-name="T6">[COEFFICIENT_TABLE_SIZE]; </text:span><text:span text:style-name="T10">// </text:span><text:span text:style-name="T7">COEFFICIENT_TABLE_SIZE == 3</text:span></text:p>
      <text:p text:style-name="P2"><text:span text:style-name="T6"><text:tab/><text:tab/></text:span><text:span text:style-name="T8">u8</text:span><text:span text:style-name="T6"><text:tab/></text:span><text:span text:style-name="T4">a</text:span><text:span text:style-name="T6">[COEFFICIENT_TABLE_SIZE * 2];</text:span></text:p>
      <text:p text:style-name="P2"><text:span text:style-name="T6"><text:tab/>} </text:span><text:span text:style-name="T4">COEFFICIENT_TABLE</text:span><text:span text:style-name="T6">; </text:span><text:span text:style-name="T9">/*</text:span><text:span text:style-name="T10">таблица</text:span><text:span text:style-name="T9"> </text:span><text:span text:style-name="T10">коэффициентов</text:span><text:span text:style-name="T9"> </text:span><text:span text:style-name="T10">расчёта</text:span><text:span text:style-name="T9"> </text:span><text:span text:style-name="T10">использованных</text:span><text:span text:style-name="T9"> </text:span><text:span text:style-name="T10">для</text:span><text:span text:style-name="T9"> </text:span><text:span text:style-name="T10">вычислений</text:span></text:p>
      <text:p text:style-name="P2"><text:span text:style-name="T9"><text:tab/><text:tab/><text:tab/><text:tab/><text:tab/></text:span><text:span text:style-name="T10">объёма</text:span><text:span text:style-name="T9"> (</text:span><text:span text:style-name="T10">подлежит</text:span><text:span text:style-name="T9"> </text:span><text:span text:style-name="T10">коррекции</text:span><text:span text:style-name="T9"> </text:span><text:span text:style-name="T10">согласно</text:span><text:span text:style-name="T9"> </text:span><text:span text:style-name="T10">информации</text:span><text:span text:style-name="T9"> </text:span><text:span text:style-name="T10">получаемой</text:span></text:p>
      <text:p text:style-name="P2"><text:span text:style-name="T9"><text:tab/><text:tab/><text:tab/><text:tab/><text:tab/></text:span><text:span text:style-name="T10">от</text:span><text:span text:style-name="T9"> </text:span><text:span text:style-name="T10">тестового</text:span><text:span text:style-name="T9"> </text:span><text:span text:style-name="T10">агрегата</text:span><text:span text:style-name="T9">) В </text:span><text:span text:style-name="T10">ответном</text:span><text:span text:style-name="T9"> </text:span><text:span text:style-name="T10">пакете</text:span><text:span text:style-name="T9"> </text:span><text:span text:style-name="T10">от</text:span><text:span text:style-name="T9"> </text:span><text:span text:style-name="T10">тестового</text:span><text:span text:style-name="T9"> </text:span><text:span text:style-name="T10">агрегата</text:span></text:p>
      <text:p text:style-name="P2"><text:span text:style-name="T9"><text:tab/><text:tab/><text:tab/><text:tab/><text:tab/></text:span><text:span text:style-name="T10">будут</text:span><text:span text:style-name="T9"> </text:span><text:span text:style-name="T10">содержаться</text:span><text:span text:style-name="T9"> </text:span><text:span text:style-name="T10">вычисленные</text:span><text:span text:style-name="T9"> </text:span><text:span text:style-name="T10">агрегатом</text:span><text:span text:style-name="T9"> </text:span><text:span text:style-name="T10">на</text:span><text:span text:style-name="T9"> </text:span><text:span text:style-name="T10">основании</text:span><text:span text:style-name="T9"> </text:span><text:span text:style-name="T10">различий</text:span><text:span text:style-name="T9"> с </text:span><text:span text:style-name="T10">эталоном</text:span></text:p>
      <text:p text:style-name="P2"><text:span text:style-name="T9"><text:tab/><text:tab/><text:tab/><text:tab/><text:tab/></text:span><text:span text:style-name="T10">коэффициенты</text:span><text:span text:style-name="T9"> </text:span><text:span text:style-name="T10">для</text:span><text:span text:style-name="T9"> </text:span><text:span text:style-name="T10">записи</text:span><text:span text:style-name="T9"><text:tab/></text:span><text:span text:style-name="T10">во</text:span><text:span text:style-name="T9"> </text:span><text:span text:style-name="T10">внутреннюю</text:span><text:span text:style-name="T9"> </text:span><text:span text:style-name="T10">память</text:span><text:span text:style-name="T9"> </text:span><text:span text:style-name="T10">счётчика</text:span></text:p>
      <text:p text:style-name="P2"><text:span text:style-name="T9"><text:tab/><text:tab/><text:tab/><text:tab/><text:tab/>*/</text:span></text:p>
      <text:p text:style-name="P2"><text:span text:style-name="T6"><text:tab/></text:span><text:span text:style-name="T8">u32</text:span><text:span text:style-name="T6"> </text:span><text:span text:style-name="T4">SERIAL_NO</text:span><text:span text:style-name="T6">; </text:span><text:span text:style-name="T9">/* </text:span><text:span text:style-name="T10">серийный</text:span><text:span text:style-name="T9"> </text:span><text:span text:style-name="T10">номер</text:span><text:span text:style-name="T9"> </text:span><text:span text:style-name="T10">счётчика</text:span><text:span text:style-name="T9"> (</text:span><text:span text:style-name="T10">для</text:span><text:span text:style-name="T9"> </text:span><text:span text:style-name="T10">режима</text:span><text:span text:style-name="T9"> </text:span><text:span text:style-name="T10">калибровки</text:span><text:span text:style-name="T9"> </text:span><text:span text:style-name="T10">он</text:span><text:span text:style-name="T9"> </text:span><text:span text:style-name="T10">ещё</text:span><text:span text:style-name="T9"> </text:span><text:span text:style-name="T10">не</text:span><text:span text:style-name="T9"> </text:span><text:span text:style-name="T10">установлен</text:span><text:span text:style-name="T9"> и </text:span><text:span text:style-name="T10">равен</text:span><text:span text:style-name="T9"> 0)</text:span></text:p>
      <text:p text:style-name="P2"><text:span text:style-name="T9">//<text:tab/><text:tab/><text:tab/><text:tab/><text:tab/> */</text:span></text:p>
      <text:p text:style-name="P2"><text:span text:style-name="T9">//</text:span></text:p>
      <text:p text:style-name="P2"><text:span text:style-name="T6">} </text:span><text:span text:style-name="T8">VERIFY_PACKET_TYPE</text:span><text:span text:style-name="T6">;</text:span></text:p>
      <text:p text:style-name="P5"/>
      <text:p text:style-name="P5"/>
      <text:p text:style-name="P2">Тип пакета (T_PACKET)== <text:span text:style-name="T3">DEVICE_AFTER_VERIFY</text:span> (4). Длина всех радио-пакетов составляет 32 байтов, неиспользованные приведённой структурой байты == 0 и никак не влияют на работу системы. Важным является значение self_addr, уникальное (с высокой степенью вероятности) для каждого счётчика. После отправки пакета радиомодуль счётчика переключается в режим приёма пакетов на адрес self_addr.</text:p>
      <text:p text:style-name="P2">4. Транклюкатор, приняв пакет, отправляет в ответ на адрес self_addr такой же пакет, но с установленным в определённое значение полем <text:span text:style-name="T4">SERIAL_NO</text:span>.</text:p>
      <text:p text:style-name="P2"><text:soft-page-break/>5. Счётчик, приняв ответный пакет, устанавливает значение Flash→SerialNum в соответствии с принятым в пакете SERIAL_NO. Также режим работы счётчика меняется на <text:span text:style-name="T3">DEVICE_BEFORE_SALE</text:span>.</text:p>
      <text:p text:style-name="P2">6. После успешного приёма, счётчик отправляет на адрес «sTANd» принятые от транклюкатора данные, но значение T_PACKET == <text:span text:style-name="T3">DEVICE_BEFORE_SALE</text:span>. Так же в поле SERIAL_NO пересылается принятое от транклюкатора значение.</text:p>
      <text:p text:style-name="P2">7. Транклюкатор, приняв отправленный пакет, решает, что сеанс установки серийного номера завершен успешно, сигнализирует об этом оператору и генерирует новый серийный номер для проведения процедур со следующим счётчиком.</text:p>
      <text:p text:style-name="P2">8. Счётчик переходит в спящий режим после пропадания стартового магнитного поля(125Гц).</text:p>
      <text:p text:style-name="P2">9. Если в процессе обмена информацией произошли коллизии, то сеанс обмена по заданной схеме продолжается до получения положительных результатов.</text:p>
      <text:p text:style-name="P2"/>
      <text:p text:style-name="P2"/>
      <text:p text:style-name="P1">Общая структура и функционирование стенда присвоения серийного номера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4" meta:word-count="498" meta:character-count="3971" meta:non-whitespace-character-count="3442"/>
    <meta:generator>LibreOfficeDev/5.1.0.3$Linux_X86_64 LibreOffice_project/</meta:generator>
  </office:meta>
</office:document-meta>
</file>